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75c8f" style:font-weight-asian="normal" style:font-weight-complex="normal"/>
    </style:style>
    <style:style style:name="P2" style:family="paragraph" style:parent-style-name="Text_20_body">
      <style:text-properties officeooo:paragraph-rsid="0018d883"/>
    </style:style>
    <style:style style:name="P3" style:family="paragraph" style:parent-style-name="Standard" style:list-style-name="L1">
      <style:text-properties officeooo:rsid="00175c8f" officeooo:paragraph-rsid="00175c8f"/>
    </style:style>
    <style:style style:name="P4" style:family="paragraph" style:parent-style-name="Standard" style:list-style-name="L1">
      <style:text-properties officeooo:rsid="00175c8f" officeooo:paragraph-rsid="0018d883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75c8f"/>
    </style:style>
    <style:style style:name="P7" style:family="paragraph" style:parent-style-name="Standard" style:list-style-name="L1">
      <style:text-properties officeooo:paragraph-rsid="0018d883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175c8f" style:font-weight-asian="bold" style:font-weight-complex="bold"/>
    </style:style>
    <style:style style:name="P10" style:family="paragraph" style:parent-style-name="Standard">
      <style:text-properties fo:font-weight="bold" officeooo:rsid="00175c8f" officeooo:paragraph-rsid="00175c8f" style:font-weight-asian="bold" style:font-weight-complex="bold"/>
    </style:style>
    <style:style style:name="P11" style:family="paragraph" style:parent-style-name="Standard">
      <style:text-properties fo:font-weight="bold" officeooo:paragraph-rsid="0018d883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175c8f" officeooo:paragraph-rsid="0018d883" style:font-weight-asian="normal" style:font-weight-complex="normal"/>
    </style:style>
    <style:style style:name="T1" style:family="text">
      <style:text-properties officeooo:rsid="00175c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82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artonkennung</text:p>
      <text:p text:style-name="Text_20_body"/>
      <text:p text:style-name="Text_20_body">Das Beispiel zeigt einen Karton mit Funden aus <text:span text:style-name="T1">drei</text:span> Fundkontexten - <text:span text:style-name="T1">drei</text:span> <text:span text:style-name="T1">Befunde</text:span> <text:span text:style-name="T1">zwei</text:span> <text:span text:style-name="T1">Grabungsflächen</text:span>:</text:p>
      <text:p text:style-name="P11">Karton: 5-<text:span text:style-name="T1">1</text:span>-<text:span text:style-name="T1">1</text:span>-1</text:p>
      <text:list xml:id="list4252038934792984605" text:style-name="L1">
        <text:list-item>
          <text:p text:style-name="P7">Funde aus dem Fundkontext 5-<text:span text:style-name="T1">1</text:span>-<text:span text:style-name="T1">1</text:span></text:p>
          <text:list>
            <text:list-item>
              <text:p text:style-name="P4">Fundstelle:<text:tab/><text:tab/>5</text:p>
            </text:list-item>
            <text:list-item>
              <text:p text:style-name="P4">(Grabungs-)Fläche:<text:tab/>1</text:p>
            </text:list-item>
            <text:list-item>
              <text:p text:style-name="P4">Befund:<text:tab/><text:tab/>1</text:p>
            </text:list-item>
          </text:list>
        </text:list-item>
        <text:list-item>
          <text:p text:style-name="P7">Funde aus dem Fundkontext 5-<text:span text:style-name="T1">1</text:span>-<text:span text:style-name="T1">2</text:span></text:p>
          <text:list>
            <text:list-item>
              <text:p text:style-name="P4">Fundstelle:<text:tab/><text:tab/>5</text:p>
            </text:list-item>
            <text:list-item>
              <text:p text:style-name="P4">(Grabungs-)Fläche:<text:tab/>1</text:p>
            </text:list-item>
            <text:list-item>
              <text:p text:style-name="P4">Befund:<text:tab/><text:tab/>2</text:p>
            </text:list-item>
          </text:list>
        </text:list-item>
        <text:list-item>
          <text:p text:style-name="P7">Funde aus dem Fundkontext 5-<text:span text:style-name="T1">2</text:span>-<text:span text:style-name="T1">1</text:span></text:p>
          <text:list>
            <text:list-item>
              <text:p text:style-name="P4">Fundstelle:<text:tab/><text:tab/>5</text:p>
            </text:list-item>
            <text:list-item>
              <text:p text:style-name="P4">(Grabungs-)Fläche:<text:tab/>2</text:p>
            </text:list-item>
            <text:list-item>
              <text:p text:style-name="P12">Befund:<text:tab/><text:tab/>1</text:p>
            </text:list-item>
          </text:list>
        </text:list-item>
      </text:list>
      <text:p text:style-name="P1"/>
      <text:p text:style-name="P1">Das Beispiel zeigt einen Karton mit Funden aus zwei Fundkontexten - zwei Begehungen einer Begehungsfläche:</text:p>
      <text:p text:style-name="P8">Karton: 25-I-2-1</text:p>
      <text:list xml:id="list210835776939949" text:continue-numbering="true" text:style-name="L1">
        <text:list-item>
          <text:p text:style-name="P5">Funde aus dem Fundkontext 25-I-<text:span text:style-name="T1">1</text:span></text:p>
          <text:list>
            <text:list-item>
              <text:p text:style-name="P3">Fundstelle:<text:tab/><text:tab/>25</text:p>
            </text:list-item>
            <text:list-item>
              <text:p text:style-name="P3">Begehungsfläche:<text:tab/>I</text:p>
            </text:list-item>
            <text:list-item>
              <text:p text:style-name="P3">Begehung:<text:tab/><text:tab/>1</text:p>
            </text:list-item>
          </text:list>
        </text:list-item>
        <text:list-item>
          <text:p text:style-name="P6">Funde aus dem Fundkontext 25-I-<text:span text:style-name="T1">2</text:span></text:p>
          <text:list>
            <text:list-item>
              <text:p text:style-name="P3">Fundstelle:<text:tab/><text:tab/>25</text:p>
            </text:list-item>
            <text:list-item>
              <text:p text:style-name="P3">Begehungsfläche:<text:tab/>I</text:p>
            </text:list-item>
            <text:list-item>
              <text:p text:style-name="P6"><text:span text:style-name="T1">Begehung:<text:tab/><text:tab/>2</text:span></text:p>
            </text:list-item>
          </text:list>
        </text:list-item>
      </text:list>
      <text:p text:style-name="P2"/>
      <text:p text:style-name="Text_20_body">Das Beiepiel zeigt zwei Kartons mit Funden aus einem Fundkontext – eine Begehung einer Begehungsfläche:</text:p>
      <text:p text:style-name="P9">Karton: 25-<text:span text:style-name="T3">I</text:span>I-<text:span text:style-name="T3">1</text:span>-1</text:p>
      <text:list xml:id="list210836989716183" text:continue-numbering="true" text:style-name="L1">
        <text:list-item>
          <text:p text:style-name="P6">Funde aus dem Fundkontext 25-I<text:span text:style-name="T1">I</text:span>-<text:span text:style-name="T1">1</text:span></text:p>
          <text:list>
            <text:list-item>
              <text:p text:style-name="P3">Fundstelle:<text:tab/><text:tab/>25</text:p>
            </text:list-item>
            <text:list-item>
              <text:p text:style-name="P3">Begehungsfläche:<text:tab/>II</text:p>
            </text:list-item>
            <text:list-item>
              <text:p text:style-name="P3">Begehung:<text:tab/><text:tab/>1</text:p>
            </text:list-item>
          </text:list>
        </text:list-item>
      </text:list>
      <text:p text:style-name="P10">Karton: 25-I<text:span text:style-name="T3">I</text:span>-<text:span text:style-name="T3">1</text:span>-2</text:p>
      <text:list xml:id="list210835634848348" text:continue-numbering="true" text:style-name="L1">
        <text:list-item>
          <text:p text:style-name="P6">Funde aus dem Fundkontext 25-<text:span text:style-name="T3">I</text:span>I-<text:span text:style-name="T1">1</text:span></text:p>
          <text:list>
            <text:list-item>
              <text:p text:style-name="P3">Fundstelle:<text:tab/><text:tab/>25</text:p>
            </text:list-item>
            <text:list-item>
              <text:p text:style-name="P3">Begehungsfläche:<text:tab/>II</text:p>
            </text:list-item>
            <text:list-item>
              <text:p text:style-name="P3">Begehung:<text:tab/><text:tab/>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0:16:26.010918540</meta:creation-date>
    <dc:date>2017-03-15T21:08:34.972470365</dc:date>
    <meta:editing-duration>PT36M46S</meta:editing-duration>
    <meta:editing-cycles>3</meta:editing-cycles>
    <meta:generator>LibreOffice/5.0.3.2$Linux_x86 LibreOffice_project/00m0$Build-2</meta:generator>
    <meta:document-statistic meta:table-count="0" meta:image-count="0" meta:object-count="0" meta:page-count="1" meta:paragraph-count="36" meta:word-count="158" meta:character-count="954" meta:non-whitespace-character-count="845"/>
  </office:meta>
</office:document-meta>
</file>